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Heading1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Heading1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Heading1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ListParagraph" style:list-style-name="LFO1" style:family="paragraph">
      <style:text-properties fo:language="en" fo:country="US"/>
    </style:style>
    <style:style style:name="P9" style:parent-style-name="ListParagraph" style:list-style-name="LFO1" style:family="paragraph">
      <style:text-properties fo:language="en" fo:country="US"/>
    </style:style>
    <style:style style:name="P10" style:parent-style-name="ListParagraph" style:list-style-name="LFO1" style:family="paragraph">
      <style:text-properties fo:language="en" fo:country="US"/>
    </style:style>
    <style:style style:name="P11" style:parent-style-name="ListParagraph" style:list-style-name="LFO1" style:family="paragraph">
      <style:text-properties fo:language="en" fo:country="US"/>
    </style:style>
    <style:style style:name="P12" style:parent-style-name="ListParagraph" style:list-style-name="LFO1" style:family="paragraph">
      <style:text-properties fo:language="en" fo:country="US"/>
    </style:style>
    <style:style style:name="P13" style:parent-style-name="ListParagraph" style:list-style-name="LFO1" style:family="paragraph">
      <style:text-properties fo:language="en" fo:country="US"/>
    </style:style>
    <style:style style:name="P14" style:parent-style-name="ListParagraph" style:list-style-name="LFO1" style:family="paragraph">
      <style:text-properties fo:language="en" fo:country="US"/>
    </style:style>
    <style:style style:name="P15" style:parent-style-name="ListParagraph" style:list-style-name="LFO1" style:family="paragraph">
      <style:text-properties fo:language="en" fo:country="US"/>
    </style:style>
    <style:style style:name="P16" style:parent-style-name="ListParagraph" style:list-style-name="LFO1" style:family="paragraph">
      <style:text-properties fo:language="en" fo:country="US"/>
    </style:style>
    <style:style style:name="P17" style:parent-style-name="ListParagraph" style:list-style-name="LFO1" style:family="paragraph">
      <style:text-properties fo:language="en" fo:country="US"/>
    </style:style>
    <style:style style:name="P18" style:parent-style-name="ListParagraph" style:list-style-name="LFO1" style:family="paragraph">
      <style:text-properties fo:language="en" fo:country="US"/>
    </style:style>
    <style:style style:name="P19" style:parent-style-name="ListParagraph" style:list-style-name="LFO1" style:family="paragraph">
      <style:text-properties fo:language="en" fo:country="US"/>
    </style:style>
    <style:style style:name="P20" style:parent-style-name="ListParagraph" style:list-style-name="LFO1" style:family="paragraph">
      <style:text-properties fo:language="en" fo:country="US"/>
    </style:style>
    <style:style style:name="P21" style:parent-style-name="ListParagraph" style:list-style-name="LFO1" style:family="paragraph">
      <style:text-properties fo:language="en" fo:country="US"/>
    </style:style>
    <style:style style:name="P22" style:parent-style-name="ListParagraph" style:list-style-name="LFO1" style:family="paragraph">
      <style:text-properties fo:language="en" fo:country="US"/>
    </style:style>
    <style:style style:name="P23" style:parent-style-name="Heading1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</office:automatic-styles>
  <office:body>
    <office:text text:use-soft-page-breaks="true">
      <text:h text:style-name="P1" text:outline-level="1">Inleiding</text:h>
      <text:h text:style-name="P2" text:outline-level="1">Oplossingsalgoritmen<text:s/></text:h>
      <text:p text:style-name="P3"/>
      <text:h text:style-name="P4" text:outline-level="1">Softwarearchitectuur</text:h>
      <text:p text:style-name="P5"/>
      <text:h text:style-name="P6" text:outline-level="1">Testplan</text:h>
      <text:p text:style-name="P7"/>
      <text:list text:style-name="LFO1" text:continue-numbering="true">
        <text:list-item>
          <text:p text:style-name="P8">Toetsen werken</text:p>
        </text:list-item>
        <text:list-item>
          <text:p text:style-name="P9">Muntjes scoren 50 punten</text:p>
        </text:list-item>
        <text:list-item>
          <text:p text:style-name="P10">Zeemijnen ontploffen</text:p>
        </text:list-item>
        <text:list-item>
          <text:p text:style-name="P11">Startscherm highlights werken</text:p>
        </text:list-item>
        <text:list-item>
          <text:p text:style-name="P12">Startschermknoppen doen wat ze moeten doen</text:p>
        </text:list-item>
        <text:list-item>
          <text:p text:style-name="P13">Eindscherm herstartknop werkt</text:p>
        </text:list-item>
        <text:list-item>
          <text:p text:style-name="P14">Eindscherm score(s) zijn correct</text:p>
        </text:list-item>
        <text:list-item>
          <text:p text:style-name="P15">Piranha’s doden de speler</text:p>
        </text:list-item>
        <text:list-item>
          <text:p text:style-name="P16">Piranha’s eten schatten op</text:p>
        </text:list-item>
        <text:list-item>
          <text:p text:style-name="P17">Schatten scoren pas aan de oppervlakte</text:p>
        </text:list-item>
        <text:list-item>
          <text:p text:style-name="P18">Zuurstof neemt af</text:p>
        </text:list-item>
        <text:list-item>
          <text:p text:style-name="P19">Zuurstof vult bij aan de opperblakte</text:p>
        </text:list-item>
        <text:list-item>
          <text:p text:style-name="P20">Zuurstof vult bij met een tankje</text:p>
        </text:list-item>
        <text:list-item>
          <text:p text:style-name="P21">Gebrek aan zuurstof doodt de speler</text:p>
        </text:list-item>
        <text:list-item>
          <text:p text:style-name="P22">Smaragden scoren 100 punten</text:p>
        </text:list-item>
      </text:list>
      <text:h text:style-name="P23" text:outline-level="1">Testrapportage</text:h>
      <text:p text:style-name="P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2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277in" fo:line-height="100%"/>
      <style:text-properties style:font-name="Calibri Light" style:font-name-asian="Times New Roman" style:font-name-complex="Times New Roman" fo:color="#538135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color="#538135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color="#538135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in"/>
      <style:text-properties style:font-name="Calibri Light" style:font-name-asian="Times New Roman" style:font-name-complex="Times New Roman" fo:color="#70AD47" fo:font-size="11pt" style:font-size-asian="11pt" style:font-size-complex="11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70AD47"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70AD47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weight="bold" style:font-weight-asian="bold" style:font-weight-complex="bold" fo:color="#70AD47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70AD47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70AD47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538135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538135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538135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color="#70AD47" fo:font-size="11pt" style:font-size-asian="11pt" style:font-size-complex="11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70AD47" fo:font-size="11pt" style:font-size-asian="11pt" style:font-size-complex="11pt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70AD47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color="#70AD47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70AD47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70AD47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font-variant="small-caps" fo:color="#595959" fo:hyphenate="false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color="#262626" fo:letter-spacing="-0.0104in" fo:font-size="48pt" style:font-size-asian="48pt" style:font-size-complex="4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color="#262626" fo:letter-spacing="-0.0104in" fo:font-size="48pt" style:font-size-asian="48pt" style:font-size-complex="48pt"/>
    </style:style>
    <style:style style:name="Subtitle" style:display-name="Subtitle" style:family="paragraph" style:parent-style-name="Normal" style:next-style-name="Normal">
      <style:paragraph-properties fo:line-height="100%"/>
      <style:text-properties style:font-name="Calibri Light" style:font-name-asian="Times New Roman" style:font-name-complex="Times New Roman" fo:font-size="15pt" style:font-size-asian="15pt" style:font-size-complex="15pt" fo:hyphenate="false"/>
    </style:style>
    <style:style style:name="SubtitleChar" style:display-name="Subtitle Char" style:family="text" style:parent-style-name="DefaultParagraphFont">
      <style:text-properties style:font-name="Calibri Light" style:font-name-asian="Times New Roman" style:font-name-complex="Times New Roman" fo:font-size="15pt" style:font-size-asian="15pt" style:font-size-complex="15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 fo:color="#70AD47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Quote" style:display-name="Quote" style:family="paragraph" style:parent-style-name="Normal" style:next-style-name="Normal">
      <style:paragraph-properties fo:text-align="center" fo:margin-top="0.1111in" fo:margin-left="0.5in" fo:margin-right="0.5in">
        <style:tab-stops/>
      </style:paragraph-properties>
      <style:text-properties fo:font-style="italic" style:font-style-asian="italic" style:font-style-complex="italic" fo:color="#262626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262626"/>
    </style:style>
    <style:style style:name="IntenseQuote" style:display-name="Intense Quote" style:family="paragraph" style:parent-style-name="Normal" style:next-style-name="Normal">
      <style:paragraph-properties fo:text-align="center" fo:margin-top="0.1111in" fo:margin-bottom="0.1111in" fo:line-height="110%" fo:margin-left="0.5in" fo:margin-right="0.5in">
        <style:tab-stops/>
      </style:paragraph-properties>
      <style:text-properties style:font-name="Calibri Light" style:font-name-asian="Times New Roman" style:font-name-complex="Times New Roman" fo:font-style="italic" style:font-style-asian="italic" style:font-style-complex="italic" fo:color="#70AD47" fo:font-size="16pt" style:font-size-asian="16pt" style:font-size-complex="16pt" fo:hyphenate="false"/>
    </style:style>
    <style:style style:name="IntenseQuoteChar" style:display-name="Intense Quote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70AD47" fo:font-size="16pt" style:font-size-asian="16pt" style:font-size-complex="16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/>
    </style:style>
    <style:style style:name="SubtleReference" style:display-name="Subtle Reference" style:family="text" style:parent-style-name="DefaultParagraphFont">
      <style:text-properties fo:font-variant="small-caps" fo:color="#595959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70AD47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text-transform="none" fo:font-variant="small-caps" fo:letter-spacing="0.0048in" fo:font-size="10.5pt" style:font-size-asian="10.5pt" style:font-size-complex="10.5pt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ieter Oosterbroek (student)</meta:initial-creator>
    <dc:creator>Pieter Oosterbroek (student)</dc:creator>
    <meta:creation-date>2020-10-15T18:20:00Z</meta:creation-date>
    <dc:date>2020-10-16T08:17:00Z</dc:date>
    <meta:template xlink:href="Normal.dotm" xlink:type="simple"/>
    <meta:editing-cycles>1</meta:editing-cycles>
    <meta:editing-duration>PT25080S</meta:editing-duration>
    <meta:document-statistic meta:page-count="1" meta:paragraph-count="1" meta:word-count="80" meta:character-count="521" meta:row-count="3" meta:non-whitespace-character-count="442"/>
  </office:meta>
</office:document-meta>
</file>